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2">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2">
      <style:paragraph-properties fo:text-align="start" style:justify-single-word="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t Bid Trials</text:p>
      <text:p text:style-name="P1"/>
      <text:list xml:id="list1429062705561572548" text:style-name="L2">
        <text:list-item>
          <text:p text:style-name="P4">How do the ending bankrolls of the agents compare to one another, assuming an efficient number of MCTS simulations as well as rounds of blackjack, when altering the flat bid amount?</text:p>
        </text:list-item>
      </text:list>
      <text:p text:style-name="P3"/>
      <text:p text:style-name="P3"><text:tab/>Flat bid simulations were observed using 500 blackjack trials and 50 Monte Carlo simulations as those were found to be the best test numbers for the variables based on the prior tests performed. Both the Monte Carlo Hard and Basic Hard were chosen for this because they played similarly enough to their soft counterparts, and these agents would start flat bid rounds with $10,000 and would always make the maximum bid available. The value of the flat bid was $5, $10, $50, and $100 amounts.</text:p>
      <text:p text:style-name="P3"><text:tab/>Among the flat bid variables, the Basic Hard agent performed better in almost all areas. In each comparision, the Basic Hard agent would have a higher average winnings than the Monte Carlo Hard agent did. Across the bid range, the Basic Hard agent would hold maximum winnings and spreads that were approximately linear based on the bid amount. This pattern of maximum winnings and spreads makes sense considering that the Basic strategy does not deviate playstyle based on the bid amount while it maintains a fairly consistent win rate percentage. Consistent play with scaling bid amounts makes sense that the maximum winnings would also scale accordingly. The Monte Carlo agent also held near-linear maximum winnings in proportion to the bid amount, however, differed in spread on the $50 and $100 simulations. The spread in this simulation represents the level of fluctuation in the simulation, with a tighter spread being more probable to arrive at the average. While the Basic Hard agent did have a higher spread than the Monte Carlo agent in these categories, the Basic agent still maintained higher average winnings. The Monte Carlo agent was less likely to lose a large amount of money, however, the Basic agent, while riskier due to larger variance, offers a higher potential payout. </text:p>
      <text:p text:style-name="P3"/>
      <text:p text:style-name="P3">[Insert Charts and such here for money trials]</text:p>
      <text:p text:style-name="P3"/>
      <text:p text:style-name="P3"/>
      <text:list xml:id="list35549524" text:continue-numbering="true" text:style-name="L2">
        <text:list-header>
          <text:p text:style-name="P2">Number of Decks</text:p>
        </text:list-header>
        <text:list-item>
          <text:p text:style-name="P4">How does the number of decks effect the ending bankroll of agents instead?</text:p>
        </text:list-item>
      </text:list>
      <text:p text:style-name="P3"/>
      <text:p text:style-name="P3"><text:tab/></text:p>
      <text:p text:style-name="P3"><text:tab/>Simulations to discover the impact the number of decks have in casino blackjack on the agents were observed as an extension of the flat bid simulations, but using $100 as the flat bid value. Data was collected using 1, 2, 4, and 8 decks comparing the spreads and averages of the simulations using both the Basic Hard and Monte Carlo hard agents as was used in the flat bid trials.</text:p>
      <text:p text:style-name="P3"><text:tab/>The number of decks held almost no impact on the Basic Hard agent with the exception of going from 4 to 8 decks, in which case the agent gained roughly 2.3% more average bankroll when winning. The Basic Hard agent outperformed the Monte Carlo Hard agent in each case, however, the Monte Carlo agent also had a notable 25.3% increase to winning bankroll average between 4 and 8 decks, but between 1 to 2 and 2 to 4 decks there was little growth. </text:p>
      <text:p text:style-name="P3"/>
      <text:p text:style-name="P3"/>
      <text:p text:style-name="P3">[Insert Deck info and ch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9H55M25S</meta:editing-duration>
    <meta:editing-cycles>19</meta:editing-cycles>
    <meta:generator>OpenOffice/4.0.1$Win32 OpenOffice.org_project/401m5$Build-9714</meta:generator>
    <dc:date>2015-07-05T15:37:19.23</dc:date>
    <dc:creator>Jon Collins</dc:creator>
    <meta:document-statistic meta:table-count="0" meta:image-count="0" meta:object-count="0" meta:page-count="1" meta:paragraph-count="11" meta:word-count="515" meta:character-count="2975"/>
    <meta:user-defined meta:name="Info 1"/>
    <meta:user-defined meta:name="Info 2"/>
    <meta:user-defined meta:name="Info 3"/>
    <meta:user-defined meta:name="Info 4"/>
  </office:meta>
</office:document-meta>
</file>